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C0000022357097C9E67914D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8000" draw:textarea-horizontal-align="justify" draw:textarea-vertical-align="middle" draw:auto-grow-height="false" fo:min-height="13.828cm" fo:min-width="25.943cm"/>
    </style:style>
    <style:style style:name="gr2" style:family="graphic" style:parent-style-name="standard">
      <style:graphic-properties draw:textarea-horizontal-align="justify" draw:textarea-vertical-align="middle" draw:auto-grow-height="false" fo:min-height="11.685cm" fo:min-width="22.21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8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7.965cm" svg:height="15.6cm" draw:transform="skewX (0.0216420827247297) translate (0.174cm 0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4.001cm" svg:height="13.225cm" draw:transform="skewX (-0.00226892802759263) rotate (-0.00226892802759273) translate (1.6cm 1.7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1.6cm" svg:height="1.673cm" svg:x="9.8cm" svg:y="0.438cm">
          <draw:text-box>
            <text:p><text:s/>Distribuído (próximo passo)</text:p>
          </draw:text-box>
        </draw:frame>
        <draw:frame draw:style-name="gr4" draw:text-style-name="P3" draw:layer="layout" svg:width="12.6cm" svg:height="3.806cm" svg:x="9.4cm" svg:y="2.2cm">
          <draw:text-box>
            <text:p>Compartilhado (em andamento)</text:p>
          </draw:text-box>
        </draw:frame>
        <draw:frame draw:style-name="gr5" draw:text-style-name="P2" draw:layer="layout" svg:width="19.815cm" svg:height="11.151cm" svg:x="4cm" svg:y="3.4cm">
          <draw:image xlink:href="Pictures/10000201000003CC0000022357097C9E67914D9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2:55:19.891391114</meta:creation-date>
    <dc:date>2021-02-01T17:33:21.638793243</dc:date>
    <meta:editing-duration>PT2H31M9S</meta:editing-duration>
    <meta:editing-cycles>17</meta:editing-cycles>
    <meta:generator>LibreOffice/6.4.6.2$Linux_X86_64 LibreOffice_project/40$Build-2</meta:generator>
    <meta:document-statistic meta:object-count="28"/>
  </office:meta>
</office:document-meta>
</file>